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Heading_20_3">
      <style:text-properties fo:font-size="12pt" style:font-size-asian="12pt" style:font-size-complex="12pt"/>
    </style:style>
    <style:style style:name="P5" style:family="paragraph" style:parent-style-name="Standard">
      <style:text-properties fo:color="#ff3300" fo:font-size="12pt" style:font-size-asian="12pt" style:font-size-complex="12pt"/>
    </style:style>
    <style:style style:name="T1" style:family="text">
      <style:text-properties fo:font-weight="bold"/>
    </style:style>
    <style:style style:name="T2" style:family="text">
      <style:text-properties fo:color="#ff6600"/>
    </style:style>
    <style:style style:name="T3" style:family="text">
      <style:text-properties fo:color="#ff3300"/>
    </style:style>
    <style:style style:name="T4" style:family="text">
      <style:text-properties fo:color="#0000cc"/>
    </style:style>
    <style:style style:name="T5" style:family="text">
      <style:text-properties fo:color="#579d1c"/>
    </style:style>
    <style:style style:name="T6" style:family="text">
      <style:text-properties fo:color="#aecf00"/>
    </style:style>
    <style:style style:name="T7" style:family="text">
      <style:text-properties fo:color="#663366"/>
    </style:style>
    <style:style style:name="T8" style:family="text">
      <style:text-properties fo:color="#996633"/>
    </style:style>
    <style:style style:name="T9" style:family="text">
      <style:text-properties fo:color="#661900"/>
    </style:style>
    <style:style style:name="T10" style:family="text">
      <style:text-properties fo:color="#ffff66"/>
    </style:style>
    <style:style style:name="T11" style:family="text">
      <style:text-properties fo:color="#3333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01</text:p>
      <text:p text:style-name="P2">Writing Exercises</text:p>
      <text:p text:style-name="P2">N/A</text:p>
      <text:p text:style-name="P2"/>
      <text:p text:style-name="P1">Chapter 02</text:p>
      <text:p text:style-name="P2">Writing Exercises</text:p>
      <text:p text:style-name="P2"/>
      <text:p text:style-name="P3">I was deeply embarrassed one day when I was playing the video game League of Legends. What happened was it was the middle of the night, precisely 2:30 AM. I was perusing around the house I was at and there were a lot of goings occurring around me. A friend of mine was currently taking a double shot of rye whiskey, he was at least 12 deep at this point if not many more. It was a quiet and somber hour of the night with the silent clacking of several keyboards nearby. I could still make out the sounds from the other room as one of my friends decided to pour himself another concoction of liquor and drink. It was a curious combination of at least 6 constituent parts. We are to this day still not completely certain what went into the mixture. But that's a story for another day. As I hear his displeasure at the very acquisitional taste slowely fade to black, the second of four rounds occurs to my left. For a double shot simply was not enough. Three empty containers lay dormant next to him as three of his friends in a semi-circle nod in accordance. I'm not sure what to think at this point. And was thoroughly confused. For that night, to my deep embarrassment I decided not to match him point for point drink-wise.</text:p>
      <text:p text:style-name="P3"/>
      <text:p text:style-name="P3">Instead, from this continuation, I decided instead to go outside. Outside there were a couple friends crowded in a dark corner attempting to light a blunt or a bong or something of that nature. It was difficult to tell and honestly I could care less. I wandered around for a bit before sitting down, extremely drunk at this point. I sat there for a while debating whether or not I should go back in the house to play video games or just do something else. I faintly remember deciding for a moment to drink more, which would be retarded. So I didn't. Shortly afterwards I head one of them exclaim with loud displeasure, 'fuck it', for it just wasn't happening. I played notice to this event for future's notice and shortly afterwards, walked back inside the house. I looked behind me and saw them hit the door handle for I had closed the sliding door too quickly. They walked back in shortly afterwards. It was then that I decided to just watch the game, but not play it. And oddly enough Dan's game had just finished up and there was nothing to see in that sector of the house. So I decided to bear witness to some Vladimir play. This I could tell from a moments notice that I was about to regret extremely much. And regret it I did, for some time afterwards.</text:p>
      <text:p text:style-name="P3"/>
      <text:p text:style-name="P3">I was about to watch this play, but got bored and wandered around the house instead. I went into the other room where a peculiar concoction, another one, was indeed being made. This time, as always, in the same red plastic cup. They were making jokes about how bad it was obviously going to be. This was no surprise. I saw them mix a strange green liquor in with several juices, one being pineapple and another mango. I could tell from the get-go that this one was going to be especially bad. And especially bad it was. It was so horrendous that from one sip, which was bravery to begin with, was enough to repulse the drinker from further drinks of the concoction. It was so horrible they just poured it out and made another one. This one was also runk awful, as I thought that night. Even worse was purely speculative. And after the same exact result, they decided to do it again. And so I left, since it was getting too stupid. I wandered back to the desk of the second lowest preseason elo player, whom I was not convinced of. I knew from the get-go that something was off, quite a bit ways off. From memory, if it serves correctly, which I'm sure it won't do justice, basically he was playing Vladimir with the Nosferatu skin, which no one would buy because it looked unironically retarded. From memory at the <text:soft-page-break/>time I could remember that he was also in possession of several others including Zombie Ryze, which again remained wholly unpurchasable, my belief. So I think they were in mid-lane and I don't remember who he was playing against, just that he had pool off-cooldown. And one thing led to the next, and mind you the whole time I was in utter disbelief that someone could perform so unbelievably poorly in any game ever, literally. Then he used pool at the worst possible time and I don't really know what happened next. Then I left and took another two shots, that's really all I remember, sort of. It was at that moment that I realized a fundamental facet of reality that no-one really pays any attention to. He had to be a flat 0 elo, or even lower to play that poorly, if it was any indication of his true power level. He was at best 300-400 elo, literally. And I had seen 400 elo players, none of which could match his potential. The facet being that for his 1100 elo could never misrepresent any greater with all the relative might of all the relativity in existence, how far above his elo range he truly was. This was extremely sad, for no one should ever sour-math this hard. Disclaimer, and by that I mean get unreasonably lucky enough to go so far above their threshold of quantifiable success.</text:p>
      <text:p text:style-name="P3"/>
      <text:p text:style-name="P3">I got so MC hammered that night, I questioned this for several minutes before arriving at the conclusion I settled on to this day. I really didn't care that much. There is skill and then there is skill, if you know what I mean. And that's all there was to it. This was a secret I was afraid to talk about, because I discovered that he might have been bribing on the down low. And by that I mean purchasing elo boosts in order to make his account massively inflated in the elo-way. To save this much face means that he really didn't give a shit either. It was fine on both fronts, either way you look at it. If at all. Or not at all. In retrospect I was not comfortable, or afraid if you will, of talking about this epic fail of sorts, because it was just too shitty of a play to be possible. To be in possession of such skill was unfathomable. And must be a secret of some sort. But that's all there is to it. I got hammered and watched a shit play, it was literally all that happened.</text:p>
      <text:p text:style-name="P3"/>
      <text:p text:style-name="P1">Chapter 03</text:p>
      <text:p text:style-name="P2">Writing Exercises</text:p>
      <text:p text:style-name="P3"/>
      <text:p text:style-name="P3">Dr. Ribnotox</text:p>
      <text:p text:style-name="P3"><text:span text:style-name="T1">Introverted feeling (Fi)</text:span>: <text:span text:style-name="T7">Fi filters information based on interpretations of worth, forming judgments according to criteria that are often intangible.</text:span><text:span text:style-name="T4"> Fi constantly balances an internal set of values such as</text:span> <text:span text:style-name="T5">harmony </text:span><text:span text:style-name="T6">and</text:span><text:span text:style-name="T5"> authenticity.</text:span> <text:span text:style-name="T2">Attuned to subtle distinctions</text:span>,<text:span text:style-name="T3"> Fi innately senses what is true and what is false in a situation. </text:span></text:p>
      <text:p text:style-name="P5"/>
      <text:p text:style-name="P3">Ribnotox M.d.</text:p>
      <text:h text:style-name="P4" text:outline-level="3"><text:bookmark text:name=".5Bedit.5D_Dominant:_Introverted_thinking_.28Ti.29"/>Introverted thinking (Ti)</text:h>
      <text:p text:style-name="P3"><text:span text:style-name="T2">Ti seeks precision, such as the exact word to express an idea.</text:span> <text:span text:style-name="T3">It notices the minute distinctions that define the essence of things, then analyzes and classifies them.</text:span> <text:span text:style-name="T4">Ti examines all sides of an issue, looking to solve problems while</text:span><text:span text:style-name="T5"> minimizing </text:span><text:span text:style-name="T6">effort</text:span><text:span text:style-name="T5"> and risk</text:span>. <text:span text:style-name="T7">It uses models to root out logical inconsistency.</text:span><text:bookmark text:name="cite_ref-Ti_12-0"/><text:a xlink:type="simple" xlink:href="http://en.wikipedia.org/wiki/ISTP_%28personality_type%29#cite_note-Ti-12" office:target-frame-name="_blank" xlink:show="new" text:style-name="Internet_20_link" text:visited-style-name="Visited_20_Internet_20_Link">[13</text:a>] ISTPs <text:span text:style-name="T11">and Gorky </text:span>live in a world of logic, on which they base their decisions. They process information from their auxiliary function to <text:span text:style-name="T10">create strategies for action at a moment's notice</text:span>. <text:span text:style-name="T8">They love to examine complicated systems</text:span><text:span text:style-name="T9"> and things</text:span><text:span text:style-name="T8">.</text:span>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23T13:54:13.10</meta:creation-date>
    <dc:date>2021-10-25T17:58:53.42</dc:date>
    <meta:editing-duration>P1DT22H18M49S</meta:editing-duration>
    <meta:editing-cycles>8</meta:editing-cycles>
    <meta:generator>OpenOffice/4.1.7$Win32 OpenOffice.org_project/417m1$Build-9800</meta:generator>
    <meta:document-statistic meta:table-count="0" meta:image-count="0" meta:object-count="0" meta:page-count="2" meta:paragraph-count="16" meta:word-count="1301" meta:character-count="7106"/>
  </office:meta>
</office:document-meta>
</file>